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0000007ABFBE4AF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570000007ABFBE4AF65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570000007ABFBE4AF65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570000007ABFBE4AF65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570000007ABFBE4AF65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570000007ABFBE4AF65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570000007ABFBE4AF65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570000007ABFBE4AF65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570000007ABFBE4AF65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570000007ABFBE4AF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16T07:17:07.700640699</dc:date>
    <meta:editing-duration>P2DT57M36S</meta:editing-duration>
    <meta:editing-cycles>14</meta:editing-cycles>
    <meta:generator>LibreOffice/7.6.7.2$Linux_X86_64 LibreOffice_project/60$Build-2</meta:generator>
    <meta:print-date>2024-08-16T07:15:00.206371868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